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2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readout of stereo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s (1 kHz)</text:p>
      <text:p text:style-name="Preformatted_20_Text"><text:s text:c="23"/>left channel: <text:s/>-12.00 dB FS peak (100 %)</text:p>
      <text:p text:style-name="Preformatted_20_Text"><text:s text:c="23"/>right channel: <text:s/>muted <text:s text:c="11"/>( <text:s/>0 %)</text:p>
      <text:p text:style-name="Preformatted_20_Text"/>
      <text:p text:style-name="Preformatted_20_Text"><text:s text:c="23"/>[stereo meter should read -1.00]</text:p>
      <text:p text:style-name="Preformatted_20_Text"/>
      <text:p text:style-name="Preformatted_20_Text">00:05.000 - 00:07.000 <text:s/>silence</text:p>
      <text:p text:style-name="Preformatted_20_Text"/>
      <text:p text:style-name="Preformatted_20_Text">00:07.000 - 00:10.000 <text:s/>sine waves (1 kHz)</text:p>
      <text:p text:style-name="Preformatted_20_Text"><text:s text:c="23"/>left channel: <text:s/>-12.00 dB FS peak (100 %)</text:p>
      <text:p text:style-name="Preformatted_20_Text"><text:s text:c="23"/>right channel: -18.02 dB FS peak ( 50 %)</text:p>
      <text:p text:style-name="Preformatted_20_Text"/>
      <text:p text:style-name="Preformatted_20_Text"><text:s text:c="23"/>[stereo meter should read -0.50]</text:p>
      <text:p text:style-name="Preformatted_20_Text"/>
      <text:p text:style-name="Preformatted_20_Text">00:10.000 - 00:12.000 <text:s/>silence</text:p>
      <text:p text:style-name="Preformatted_20_Text"/>
      <text:p text:style-name="Preformatted_20_Text">00:12.000 - 00:15.000 <text:s/>sine waves (1 kHz)</text:p>
      <text:p text:style-name="Preformatted_20_Text"><text:s text:c="23"/>left channel: <text:s/>-12.00 dB FS peak (10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<text:s/>0.00]</text:p>
      <text:p text:style-name="Preformatted_20_Text"/>
      <text:p text:style-name="Preformatted_20_Text">00:15.000 - 00:17.000 <text:s/>silence</text:p>
      <text:p text:style-name="Preformatted_20_Text"/>
      <text:p text:style-name="Preformatted_20_Text">00:17.000 - 00:20.000 <text:s/>sine waves (1 kHz)</text:p>
      <text:p text:style-name="Preformatted_20_Text"><text:s text:c="23"/>left channel: <text:s/>-18.02 dB FS peak ( 5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0.50]</text:p>
      <text:p text:style-name="Preformatted_20_Text"/>
      <text:p text:style-name="Preformatted_20_Text"><text:soft-page-break/>00:20.000 - 00:22.000 <text:s/>silence</text:p>
      <text:p text:style-name="Preformatted_20_Text"/>
      <text:p text:style-name="Preformatted_20_Text">00:22.000 - 00:25.000 <text:s/>sine waves (1 kHz)</text:p>
      <text:p text:style-name="Preformatted_20_Text"><text:s text:c="23"/>left channel: <text:s text:c="2"/>muted <text:s text:c="11"/>( <text:s/>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1.00]</text:p>
      <text:p text:style-name="Preformatted_20_Text"/>
      <text:p text:style-name="Preformatted_20_Text">00:25.000 - 00:27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stereo_meter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x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2T17:05:24</dc:date>
    <dc:creator>Martin Zuther</dc:creator>
    <meta:generator>LibreOffice/3.5$Linux_X86_64 LibreOffice_project/350m1$Build-2</meta:generator>
    <meta:editing-duration>PT1M35S</meta:editing-duration>
    <meta:editing-cycles>6</meta:editing-cycles>
    <meta:document-statistic meta:table-count="0" meta:image-count="0" meta:object-count="0" meta:page-count="2" meta:paragraph-count="56" meta:word-count="339" meta:character-count="2672" meta:non-whitespace-character-count="1922"/>
  </office:meta>
</office:document-meta>
</file>